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P1"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style>
    <style:style style:name="P2"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6fcaf"/>
    </style:style>
    <style:style style:name="P5" style:family="paragraph" style:parent-style-name="Heading_20_4">
      <style:text-properties fo:font-variant="normal" fo:text-transform="none" fo:color="#abd430" loext:opacity="100%" style:font-name="goetheffclan" fo:letter-spacing="normal" fo:font-style="normal" fo:font-weight="normal" officeooo:rsid="001abe1f" officeooo:paragraph-rsid="001abe1f"/>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8" style:family="paragraph" style:parent-style-name="Heading_20_4">
      <style:text-properties officeooo:rsid="001abe1f" officeooo:paragraph-rsid="001abe1f"/>
    </style:style>
    <style:style style:name="P9" style:family="paragraph" style:parent-style-name="Standard">
      <style:text-properties officeooo:rsid="001abe1f" officeooo:paragraph-rsid="001abe1f"/>
    </style:style>
    <style:style style:name="P10" style:family="paragraph" style:parent-style-name="Text_20_body">
      <style:text-properties officeooo:rsid="001abe1f" officeooo:paragraph-rsid="001abe1f"/>
    </style:style>
    <style:style style:name="P11" style:family="paragraph" style:parent-style-name="Standard">
      <style:text-properties officeooo:rsid="0017187a" officeooo:paragraph-rsid="0017187a"/>
    </style:style>
    <style:style style:name="P12" style:family="paragraph" style:parent-style-name="Text_20_body">
      <style:text-properties officeooo:rsid="0017187a" officeooo:paragraph-rsid="0017187a"/>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rsid="00130471" officeooo:paragraph-rsid="00130471"/>
    </style:style>
    <style:style style:name="P14" style:family="paragraph" style:parent-style-name="Heading_20_4">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style:style>
    <style:style style:name="P15"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text-line-through-style="none" style:text-line-through-type="none" style:font-name="goetheffclan" fo:font-size="12pt" fo:letter-spacing="normal" fo:font-style="normal" style:text-underline-style="none" fo:font-weight="normal" officeooo:rsid="00130471" officeooo:paragraph-rsid="00130471" style:text-blinking="false" fo:background-color="transparent" style:font-size-asian="12pt" style:font-size-complex="12pt"/>
    </style:style>
    <style:style style:name="P16" style:family="paragraph" style:parent-style-name="Heading_20_4">
      <style:text-properties fo:font-variant="normal" fo:text-transform="none" fo:color="#abd430" loext:opacity="100%" style:font-name="goetheffclan" fo:letter-spacing="normal" fo:font-style="normal" fo:font-weight="normal" officeooo:rsid="001abe1f" officeooo:paragraph-rsid="001abe1f"/>
    </style:style>
    <style:style style:name="P17" style:family="paragraph" style:parent-style-name="Heading_20_4">
      <style:text-properties officeooo:rsid="001abe1f" officeooo:paragraph-rsid="001eb707"/>
    </style:style>
    <style:style style:name="P18" style:family="paragraph" style:parent-style-name="Standard">
      <style:text-properties fo:font-variant="normal" fo:text-transform="none" fo:color="#abd430" loext:opacity="100%" style:text-line-through-style="none" style:text-line-through-type="none" style:font-name="goetheffclan" fo:letter-spacing="normal" fo:font-style="normal" style:text-underline-style="none" fo:font-weight="normal" officeooo:rsid="0017187a" officeooo:paragraph-rsid="0017187a" style:text-blinking="false" fo:background-color="transparent"/>
    </style:style>
    <style:style style:name="P19" style:family="paragraph" style:parent-style-name="Standard">
      <style:text-properties officeooo:rsid="001abe1f" officeooo:paragraph-rsid="001abe1f"/>
    </style:style>
    <style:style style:name="P20" style:family="paragraph" style:parent-style-name="Text_20_body" style:list-style-name="L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21" style:family="paragraph" style:parent-style-name="Text_20_body" style:list-style-name="L2">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rsid="00130471" officeooo:paragraph-rsid="00130471"/>
    </style:style>
    <style:style style:name="P25" style:family="paragraph" style:parent-style-name="Text_20_body" style:list-style-name="L2">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T1"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abd430" loext:opacity="100%" style:text-line-through-style="none" style:text-line-through-type="none" style:font-name="goetheffclan" fo:letter-spacing="normal" fo:font-style="normal" style:text-underline-style="none" fo:font-weight="normal" officeooo:rsid="001c09e3" style:text-blinking="false" fo:background-color="transparent" loext:char-shading-value="0"/>
    </style:style>
    <style:style style:name="T3" style:family="text">
      <style:text-properties fo:font-variant="normal" fo:text-transform="none" fo:color="#abd430" loext:opacity="100%" style:text-line-through-style="none" style:text-line-through-type="none" style:font-name="goetheffclan" fo:letter-spacing="normal" fo:font-style="normal" style:text-underline-style="none" fo:font-weight="normal" officeooo:rsid="001eb707" style:text-blinking="false" fo:background-color="transparent" loext:char-shading-value="0"/>
    </style:style>
    <style:style style:name="T4" style:family="text">
      <style:text-properties fo:font-variant="normal" fo:text-transform="none" fo:color="#abd430" loext:opacity="100%" style:text-line-through-style="none" style:text-line-through-type="none" style:font-name="goetheffclan" fo:font-size="7.80000019073486pt" fo:letter-spacing="normal" fo:font-style="normal" style:text-underline-style="none" fo:font-weight="normal" style:text-blinking="false" fo:background-color="transparent" loext:char-shading-value="0" loext:padding="0cm" loext:border="none"/>
    </style:style>
    <style:style style:name="T5" style:family="text">
      <style:text-properties fo:font-variant="normal" fo:text-transform="none" fo:color="#abd430" loext:opacity="100%" style:font-name="goetheffclan" fo:letter-spacing="normal" fo:font-style="normal" style:text-underline-style="solid" style:text-underline-width="auto" style:text-underline-color="font-color" fo:font-weight="normal" fo:background-color="transparent" loext:char-shading-value="0" loext:padding="0cm" loext:border="none"/>
    </style:style>
    <style:style style:name="T6"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style:style>
    <style:style style:name="T7"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47abd8" loext:opacity="100%" style:font-name="verdana" fo:font-size="7.80000019073486pt" fo:letter-spacing="normal" fo:font-style="normal" fo:font-weight="normal"/>
    </style:style>
    <style:style style:name="T9" style:family="text">
      <style:text-properties fo:font-variant="normal" fo:text-transform="none" fo:color="#47abd8" loext:opacity="100%" style:font-name="verdana" fo:font-size="7.80000019073486pt" fo:letter-spacing="normal" fo:font-style="normal" fo:font-weight="bold"/>
    </style:style>
    <style:style style:name="T10" style:family="text">
      <style:text-properties fo:font-variant="normal" fo:text-transform="none" fo:color="#000000" loext:opacity="100%" style:font-name="verdana" fo:font-size="7.80000019073486pt" fo:letter-spacing="normal" fo:font-style="normal" fo:font-weight="normal"/>
    </style:style>
    <style:style style:name="T11" style:family="text">
      <style:text-properties fo:font-variant="normal" fo:text-transform="none" fo:color="#000000" loext:opacity="100%" style:font-name="verdana" fo:font-size="7.80000019073486pt" fo:letter-spacing="normal" fo:font-style="normal" fo:font-weight="normal" loext:padding="0cm" loext:border="none"/>
    </style:style>
    <style:style style:name="T12" style:family="text">
      <style:text-properties fo:font-variant="normal" fo:text-transform="none" fo:color="#000000" loext:opacity="100%" style:font-name="verdana" fo:font-size="7.80000019073486pt" fo:letter-spacing="normal" fo:font-style="normal" fo:font-weight="bold"/>
    </style:style>
    <style:style style:name="T13" style:family="text">
      <style:text-properties fo:font-variant="normal" fo:text-transform="none" fo:color="#000000" loext:opacity="100%" style:font-name="verdana" fo:font-size="7.80000019073486pt" fo:letter-spacing="normal" fo:font-style="normal" style:text-underline-style="solid" style:text-underline-width="auto" style:text-underline-color="font-color" fo:font-weight="normal" fo:background-color="transparent" loext:char-shading-value="0" loext:padding="0cm" loext:border="none"/>
    </style:style>
    <style:style style:name="T14"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loext:padding="0cm" loext:border="none"/>
    </style:style>
    <style:style style:name="T16"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style:style>
    <style:style style:name="T17" style:family="text">
      <style:text-properties fo:font-variant="normal" fo:text-transform="none" fo:color="#000000" loext:opacity="100%" fo:letter-spacing="normal"/>
    </style:style>
    <style:style style:name="T18" style:family="text">
      <style:text-properties fo:font-variant="normal" fo:text-transform="none" fo:color="#555555" loext:opacity="100%" style:font-name="verdana" fo:font-size="7.19999980926514pt" fo:letter-spacing="normal" fo:font-style="normal" fo:font-weight="normal"/>
    </style:style>
    <style:style style:name="T19" style:family="text">
      <style:text-properties fo:font-variant="normal" fo:text-transform="none" fo:color="#555555" loext:opacity="100%" fo:letter-spacing="normal"/>
    </style:style>
    <style:style style:name="T20" style:family="text">
      <style:text-properties fo:font-variant="normal" fo:text-transform="none" style:font-name="verdana" fo:font-size="7.80000019073486pt" fo:letter-spacing="normal" fo:font-style="normal" style:text-underline-style="solid" style:text-underline-width="auto" style:text-underline-color="font-color" fo:font-weight="normal" fo:background-color="#ffffff" loext:char-shading-value="0" loext:padding="0cm" loext:border="none"/>
    </style:style>
    <style:style style:name="T21" style:family="text">
      <style:text-properties fo:font-variant="normal" fo:text-transform="none" style:text-line-through-style="none" style:text-line-through-type="none" style:font-name="verdana" fo:font-size="7.80000019073486pt" fo:letter-spacing="normal" fo:font-style="normal" style:text-underline-style="none" fo:font-weight="normal" style:text-blinking="false" fo:background-color="#ffffff" loext:char-shading-value="0"/>
    </style:style>
    <style:style style:name="T22" style:family="text">
      <style:text-properties fo:font-variant="normal" fo:text-transform="none" style:text-line-through-style="none" style:text-line-through-type="none" style:font-name="verdana" fo:font-size="7.19999980926514pt" fo:letter-spacing="normal" fo:font-style="normal" style:text-underline-style="none" fo:font-weight="normal" style:text-blinking="false" fo:background-color="#ffffff" loext:char-shading-value="0"/>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a xlink:type="simple" xlink:href="https://lernen.goethe.de/moodle/mod/glossary/showentry.php?eid=1861863&amp;displayformat=dictionary" text:style-name="Internet_20_link" text:visited-style-name="Visited_20_Internet_20_Link"/></text:h>
      <text:h text:style-name="P14" text:outline-level="4">ANGEBORENE SPRACHERWERBSFÄHIGKEIT</text:h>
      <text:p text:style-name="Text_20_body"/>
      <text:h text:style-name="Heading_20_4" text:outline-level="4"><text:a xlink:type="simple" xlink:href="https://lernen.goethe.de/moodle/mod/glossary/showentry.php?eid=1861863&amp;displayformat=dictionary" text:style-name="Internet_20_link" text:visited-style-name="Visited_20_Internet_20_Link"><text:span text:style-name="T1">NATIVISMUS</text:span></text:a></text:h>
      <text:p text:style-name="P3"><text:a xlink:type="simple" xlink:href="https://lernen.goethe.de/moodle/mod/glossary/showentry.php?eid=1861860&amp;displayformat=dictionary" text:style-name="Internet_20_link" text:visited-style-name="Visited_20_Internet_20_Link"><text:span text:style-name="T6">Nativistische Ansätze</text:span></text:a><text:span text:style-name="T10"> sagen, dass Menschen eine angeborene Fähigkeit haben, Sprache zu </text:span><text:a xlink:type="simple" xlink:href="https://lernen.goethe.de/moodle/mod/glossary/showentry.php?eid=1861809&amp;displayformat=dictionary" text:style-name="Internet_20_link" text:visited-style-name="Visited_20_Internet_20_Link"><text:span text:style-name="T14">erwerben</text:span></text:a><text:span text:style-name="T10">. Für sie ist Spracherwerb ein Prozess, in dem sich angeborene Fähigkeiten entfalten. Der Ansatzpunkt für nativistische Theorien stellt das sogenannte logische Problem des Erstsprachenerwerbs dar, denn man hat Folgendes festgestellt:</text:span></text:p>
      <text:list text:style-name="L1">
        <text:list-item>
          <text:p text:style-name="P20">Das sprachliche Umfeld der Kinder ist „ärmer“ als ihre Produktionen es sind. Kinder produzieren also sprachliche Formen, die sie nie gehört haben.</text:p>
        </text:list-item>
        <text:list-item>
          <text:p text:style-name="P20">Sprache im Umfeld des Kindes wird zum Teil fehlerhaft produziert. Dennoch sind Kinder nicht irritiert.</text:p>
        </text:list-item>
        <text:list-item>
          <text:p text:style-name="P20">Auch ohne negatives Feedback durch die Eltern oder andere Personen im Umfeld entwickeln Kinder korrekte Sprache. In frühen Erwerbsstadien nehmen sie Verbesserungen nicht an. Sie sind resistent gegen Fremdkorrekturen.</text:p>
        </text:list-item>
        <text:list-item>
          <text:p text:style-name="P20">Kindersprache weist sprachliche Formen auf, die nicht zielsprachlich sind. Diese Formen sind aber z.T. systematisch.</text:p>
        </text:list-item>
      </text:list>
      <text:section text:style-name="Sect1" text:name="AbGrundtext">
        <text:p text:style-name="P3"><text:span text:style-name="T11">Aus diesen Überlegungen ist die </text:span><text:a xlink:type="simple" xlink:href="https://lernen.goethe.de/moodle/mod/glossary/showentry.php?eid=1861866&amp;displayformat=dictionary" text:style-name="Internet_20_link" text:visited-style-name="Visited_20_Internet_20_Link"><text:span text:style-name="T15">Identitätshypothese</text:span></text:a><text:span text:style-name="T11"> entstanden, die auch den Fremdsprachenerwerb auf der Basis der angeborenen Fähigkeiten zu erklären versucht.</text:span></text:p>
        <text:p text:style-name="P6"> </text:p>
      </text:section>
      <text:h text:style-name="P1" text:outline-level="4"><text:a xlink:type="simple" xlink:href="https://lernen.goethe.de/moodle/mod/glossary/showentry.php?eid=1861866&amp;displayformat=dictionary" text:style-name="Internet_20_link" text:visited-style-name="Visited_20_Internet_20_Link"><text:span text:style-name="T1">IDENTITÄTSHYPOTHESE</text:span></text:a></text:h>
      <text:p text:style-name="P3"><text:span text:style-name="T10">Die</text:span><text:span text:style-name="T8"> </text:span><text:a xlink:type="simple" xlink:href="https://lernen.goethe.de/moodle/mod/glossary/showentry.php?eid=1861866&amp;displayformat=dictionary" text:style-name="Internet_20_link" text:visited-style-name="Visited_20_Internet_20_Link"><text:span text:style-name="T6">Identitätshypothese</text:span></text:a><text:span text:style-name="T10"> geht davon aus, dass die zu lernende Sprache eine Art Spracherwerbsmechanismus auslöst, wie er auch beim Erstspracherwerb wirkt. Als Begründung wird die generelle Sprachfähigkeit von Menschen angeführt: Kinder </text:span><text:a xlink:type="simple" xlink:href="https://lernen.goethe.de/moodle/mod/glossary/showentry.php?eid=1861809&amp;displayformat=dictionary" text:style-name="Internet_20_link" text:visited-style-name="Visited_20_Internet_20_Link"><text:span text:style-name="T14">erwerben</text:span></text:a><text:span text:style-name="T10"> die Sprache ihrer Umgebung, weil Spracherwerb auf der Basis von Umweltreizen biologisch in ihnen angelegt ist. Dieser Mechanismus wird auf das Lernen jeder weiteren Sprache übertragen. In der Sichtweise der </text:span><text:a xlink:type="simple" xlink:href="https://lernen.goethe.de/moodle/mod/glossary/showentry.php?eid=1861866&amp;displayformat=dictionary" text:style-name="Internet_20_link" text:visited-style-name="Visited_20_Internet_20_Link"><text:span text:style-name="T14">Identitätshypothese</text:span></text:a><text:span text:style-name="T10"> gleicht das Lernen einer jeden weiteren Sprache dem der </text:span><text:a xlink:type="simple" xlink:href="https://lernen.goethe.de/moodle/mod/glossary/showentry.php?eid=1861833&amp;displayformat=dictionary" text:style-name="Internet_20_link" text:visited-style-name="Visited_20_Internet_20_Link"><text:span text:style-name="T14">Erstsprache</text:span></text:a><text:span text:style-name="T10">. Mit zunehmendem Alter verändern sich jedoch physische und kognitive Gegebenheiten, z.B. das Verständnis davon, wie Sprache funktioniert, sodass weitere Sprachen anders gelernt oder erworben werden als die erste. Außerdem wird Sprache in erster Linie als Mittel der Kommunikation genutzt. Wenn Menschen ihr Kommunikationsbedürfnis in der </text:span><text:a xlink:type="simple" xlink:href="https://lernen.goethe.de/moodle/mod/glossary/showentry.php?eid=1861833&amp;displayformat=dictionary" text:style-name="Internet_20_link" text:visited-style-name="Visited_20_Internet_20_Link"><text:span text:style-name="T14">Erstsprache</text:span></text:a><text:span text:style-name="T10"> befriedigen können, </text:span><text:a xlink:type="simple" xlink:href="https://lernen.goethe.de/moodle/mod/glossary/showentry.php?eid=1861812&amp;displayformat=dictionary" text:style-name="Internet_20_link" text:visited-style-name="Visited_20_Internet_20_Link"><text:span text:style-name="T14">lernen</text:span></text:a><text:span text:style-name="T10"> sie eine zweite Sprache unweigerlich mit einer anderen </text:span><text:a xlink:type="simple" xlink:href="https://lernen.goethe.de/moodle/mod/glossary/showentry.php?eid=1861956&amp;displayformat=dictionary" text:style-name="Internet_20_link" text:visited-style-name="Visited_20_Internet_20_Link"><text:span text:style-name="T14">Motivation</text:span></text:a><text:span text:style-name="T10">.</text:span></text:p>
      <text:p text:style-name="P7"> </text:p>
      <text:p text:style-name="P3"><text:span text:style-name="T10">Da Fehler beim Lernen einer </text:span><text:a xlink:type="simple" xlink:href="https://lernen.goethe.de/moodle/mod/glossary/showentry.php?eid=1861845&amp;displayformat=dictionary" text:style-name="Internet_20_link" text:visited-style-name="Visited_20_Internet_20_Link"><text:span text:style-name="T14">Fremdsprache</text:span></text:a><text:span text:style-name="T10"> ebenso unvermeidlich sind wie beim Lernen der </text:span><text:a xlink:type="simple" xlink:href="https://lernen.goethe.de/moodle/mod/glossary/showentry.php?eid=1861833&amp;displayformat=dictionary" text:style-name="Internet_20_link" text:visited-style-name="Visited_20_Internet_20_Link"><text:span text:style-name="T14">Erstsprache</text:span></text:a><text:span text:style-name="T10"> im Kindesalter, sollten Lehrkräfte Fehler grundsätzlich akzeptieren. Fremdsprachenlernende machen auch ganz ähnliche Fehler wie Kinder in ihrem Erstspracherwerb. Erst nach und nach bilden sich zielsprachliche Strukturen heraus.</text:span></text:p>
      <text:p text:style-name="P3"/>
      <text:h text:style-name="P15" text:outline-level="4">Erwerbssequenzen</text:h>
      <text:p text:style-name="P13"><text:a xlink:type="simple" xlink:href="https://lernen.goethe.de/moodle/mod/glossary/showentry.php?eid=1861869&amp;displayformat=dictionary" text:style-name="Internet_20_link" text:visited-style-name="Visited_20_Internet_20_Link"><text:span text:style-name="T6">Erwerbssequenzen</text:span></text:a><text:span text:style-name="T10"> sind also relativ gut vorhersehbare Abfolgen, in denen bestimmte Bereiche von Sprache erworben werden. Diese </text:span><text:a xlink:type="simple" xlink:href="https://lernen.goethe.de/moodle/mod/glossary/showentry.php?eid=1861869&amp;displayformat=dictionary" text:style-name="Internet_20_link" text:visited-style-name="Visited_20_Internet_20_Link"><text:span text:style-name="T14">Erwerbssequenzen</text:span></text:a><text:span text:style-name="T10"> müssen offenbar durchlaufen und können nur selten übersprungen werden.</text:span></text:p>
      <text:p text:style-name="P3"><text:span text:style-name="T10">Aus diesem Grund können Sie Ihre Lernenden auch immer wieder auf bestimmte Fehler hinweisen, Sie müssen aber trotzdem Geduld haben und warten, bis die Lernenden in ihrer sprachlichen Entwicklung so weit sind, dass sie die Formen begreifen und anwenden können. Dies ist die Grundannahme der </text:span><text:a xlink:type="simple" xlink:href="https://lernen.goethe.de/moodle/mod/glossary/showentry.php?eid=1861872&amp;displayformat=dictionary" text:style-name="Internet_20_link" text:visited-style-name="Visited_20_Internet_20_Link"><text:span text:style-name="T14">Lehr-/Lernbarkeitshypothese</text:span></text:a><text:span text:style-name="T10">.</text:span></text:p>
      <text:p text:style-name="P13"/>
      <text:h text:style-name="Heading_20_4" text:outline-level="4"><text:a xlink:type="simple" xlink:href="https://lernen.goethe.de/moodle/mod/glossary/showentry.php?eid=1861872&amp;displayformat=dictionary" text:style-name="Internet_20_link" text:visited-style-name="Visited_20_Internet_20_Link"><text:span text:style-name="T5">LEHR-/LERNBARKEITSHYPOTHESE</text:span></text:a></text:h>
      <text:p text:style-name="P3"><text:span text:style-name="T10">Die </text:span><text:a xlink:type="simple" xlink:href="https://lernen.goethe.de/moodle/mod/glossary/showentry.php?eid=1861872&amp;displayformat=dictionary" text:style-name="Internet_20_link" text:visited-style-name="Visited_20_Internet_20_Link"><text:span text:style-name="T6">Lehr-/Lernbarkeitshypothese</text:span></text:a><text:span text:style-name="T10"> geht davon aus, dass es eine vorgegebene Reihenfolge beim Erwerb von Strukturen einer Sprache gibt und sich diese Reihenfolge nicht beeinflussen oder verändern lässt. Lernprozesse können nur dann erfolgreich verlaufen, wenn sie auf das nächste Stadium des Erwerbs bei den Lernenden Bezug nehmen. Damit eine sprachliche Struktur aufgenommen, mental verarbeitet und in den Wissensstand aufgenommen werden kann, muss bei den Lernenden die mentale Bereitschaft dazu bestehen. Ob dies für alle Spracherwerbssequenzen gültig ist und inwieweit Unterricht den Erwerb beeinflussen kann, wird zurzeit in der Forschung diskutiert, beispielsweise in Forschungen zum Zusammenspiel von generellen und individuellen Entwicklungsstufen. Außerdem prüft man die Gültigkeit dieser Hypothese für eng verwandte Sprachen (Deutsch–Niederländisch).</text:span></text:p>
      <text:p text:style-name="P3"/>
      <text:p text:style-name="P3"/>
      <text:p text:style-name="P3"/>
      <text:p text:style-name="P3"/>
      <text:p text:style-name="P3"><text:soft-page-break/></text:p>
      <text:p text:style-name="P3"/>
      <text:p text:style-name="P3"/>
      <text:p text:style-name="P4"><text:span text:style-name="T10">Eine </text:span><text:a xlink:type="simple" xlink:href="https://lernen.goethe.de/moodle/mod/glossary/showentry.php?eid=1861875&amp;displayformat=dictionary" text:style-name="Internet_20_link" text:visited-style-name="Visited_20_Internet_20_Link"><text:span text:style-name="T7">Lernervarietät</text:span></text:a><text:span text:style-name="T10"> ist eine systematische Abweichung von der theoretischen Norm einer Sprache. Sie ist vom individuellen Stand des Spracherwerbs abhängig. </text:span></text:p>
      <text:p text:style-name="P4"><text:span text:style-name="T10">Lernervarietäten weisen Strukturen auf, die noch nicht korrekt oder zielsprachenkonform sind. Dass diese auftreten, ist ganz normal und sollte nicht als Faulheit oder negative </text:span><text:a xlink:type="simple" xlink:href="https://lernen.goethe.de/moodle/mod/glossary/showentry.php?eid=1861953&amp;displayformat=dictionary" text:style-name="Internet_20_link" text:visited-style-name="Visited_20_Internet_20_Link"><text:span text:style-name="T16">Einstellung</text:span></text:a><text:span text:style-name="T10"> zum Lernen interpretiert werden. Vielmehr sollten Sie als Lehrkraft diese fehlerhaften Strukturen aufgreifen und thematisieren, denn anhand dieser Fehler können Sie sogar Rückschlüsse darauf ziehen, was Ihre Lernenden bereits gut gelernt haben. </text:span></text:p>
      <text:p text:style-name="Standard"/>
      <text:h text:style-name="Heading_20_4" text:outline-level="4"><text:a xlink:type="simple" xlink:href="https://lernen.goethe.de/moodle/mod/glossary/showentry.php?eid=1861878&amp;displayformat=dictionary" text:style-name="Internet_20_link" text:visited-style-name="Visited_20_Internet_20_Link"><text:span text:style-name="T1">INTERLANGUAGE-HYPOTHESE</text:span></text:a></text:h>
      <text:p text:style-name="P3"><text:span text:style-name="T10">Die </text:span><text:a xlink:type="simple" xlink:href="https://lernen.goethe.de/moodle/mod/glossary/showentry.php?eid=1861878&amp;displayformat=dictionary" text:style-name="Internet_20_link" text:visited-style-name="Visited_20_Internet_20_Link"><text:span text:style-name="T6">Interlanguage-Hypothese</text:span></text:a><text:span text:style-name="T9"> </text:span><text:span text:style-name="T10">stellt eine Weiterentwicklung der </text:span><text:a xlink:type="simple" xlink:href="https://lernen.goethe.de/moodle/mod/glossary/showentry.php?eid=1861866&amp;displayformat=dictionary" text:style-name="Internet_20_link" text:visited-style-name="Visited_20_Internet_20_Link"><text:span text:style-name="T14">Identitätshypothese</text:span></text:a><text:span text:style-name="T10"> dar. Lernende bilden nach dieser Hypothese fortlaufend Lernervarietäten oder </text:span><text:span text:style-name="T12">Zwischensprachen</text:span><text:span text:style-name="T10"> aus. Diese weisen Elemente der Erst- und </text:span><text:a xlink:type="simple" xlink:href="https://lernen.goethe.de/moodle/mod/glossary/showentry.php?eid=1861851&amp;displayformat=dictionary" text:style-name="Internet_20_link" text:visited-style-name="Visited_20_Internet_20_Link"><text:span text:style-name="T14">Zielsprache</text:span></text:a><text:span text:style-name="T10"> auf, jedoch auch eigene, nicht in einer der beiden anderen Sprachen zu findende Phänomene.</text:span></text:p>
      <text:p text:style-name="P3"><text:span text:style-name="T10">Diese Zwischensprachen sind gleichermaßen systematisch und variabel, d.h., die Zwischenschritte geschehen nicht willkürlich, befinden sich aber in einem stetigen Prozess der Veränderung. Nach der </text:span><text:a xlink:type="simple" xlink:href="https://lernen.goethe.de/moodle/mod/glossary/showentry.php?eid=1861878&amp;displayformat=dictionary" text:style-name="Internet_20_link" text:visited-style-name="Visited_20_Internet_20_Link"><text:span text:style-name="T14">Interlanguage-Hypothese</text:span></text:a><text:span text:style-name="T10"> kann es dabei zu sogenannten </text:span><text:a xlink:type="simple" xlink:href="https://lernen.goethe.de/moodle/mod/glossary/showentry.php?eid=1861881&amp;displayformat=dictionary" text:style-name="Internet_20_link" text:visited-style-name="Visited_20_Internet_20_Link"><text:span text:style-name="T6">Fossilierungen</text:span></text:a><text:span text:style-name="T10"> kommen, wenn sich bestimmte, zum Teil fehlerhafte Äußerungen, fest einprägen und nicht mehr verändert werden.</text:span></text:p>
      <text:p text:style-name="Standard"/>
      <text:p text:style-name="Standard"/>
      <text:p text:style-name="P18">Interferenzfehler</text:p>
      <text:p text:style-name="P11"/>
      <text:p text:style-name="P12"><text:bookmark text:name="yui_3_17_2_4_1686303038174_296"/><text:span text:style-name="T10">Einflussnahmen der </text:span><text:a xlink:type="simple" xlink:href="https://lernen.goethe.de/moodle/mod/glossary/showentry.php?eid=1861833&amp;displayformat=dictionary" text:style-name="Internet_20_link" text:visited-style-name="Visited_20_Internet_20_Link"><text:span text:style-name="T14">Erstsprache</text:span></text:a><text:span text:style-name="T10"> auf die </text:span><text:a xlink:type="simple" xlink:href="https://lernen.goethe.de/moodle/mod/glossary/showentry.php?eid=1861845&amp;displayformat=dictionary" text:style-name="Internet_20_link" text:visited-style-name="Visited_20_Internet_20_Link"><text:span text:style-name="T14">Fremdsprache</text:span></text:a><text:span text:style-name="T10"> werden als </text:span><text:a xlink:type="simple" xlink:href="https://lernen.goethe.de/moodle/mod/glossary/showentry.php?eid=1861884&amp;displayformat=dictionary" text:style-name="Internet_20_link" text:visited-style-name="Visited_20_Internet_20_Link"><text:span text:style-name="T6">Transfer</text:span></text:a><text:span text:style-name="T10"> bezeichnet. Ist der </text:span><text:a xlink:type="simple" xlink:href="https://lernen.goethe.de/moodle/mod/glossary/showentry.php?eid=1861884&amp;displayformat=dictionary" text:style-name="Internet_20_link" text:visited-style-name="Visited_20_Internet_20_Link"><text:span text:style-name="T14">Transfer</text:span></text:a><text:span text:style-name="T10"> negativ, entstehen also daraus Fehler, nennt man dies </text:span><text:a xlink:type="simple" xlink:href="https://lernen.goethe.de/moodle/mod/glossary/showentry.php?eid=1861887&amp;displayformat=dictionary" text:style-name="Internet_20_link" text:visited-style-name="Visited_20_Internet_20_Link"><text:span text:style-name="T6">Interferenz</text:span></text:a><text:span text:style-name="T10">. Demnach sind alle Fehler, die durch einen negativen </text:span><text:a xlink:type="simple" xlink:href="https://lernen.goethe.de/moodle/mod/glossary/showentry.php?eid=1861884&amp;displayformat=dictionary" text:style-name="Internet_20_link" text:visited-style-name="Visited_20_Internet_20_Link"><text:span text:style-name="T14">Transfer</text:span></text:a><text:span text:style-name="T10"> von der Erst- in die </text:span><text:a xlink:type="simple" xlink:href="https://lernen.goethe.de/moodle/mod/glossary/showentry.php?eid=1861848&amp;displayformat=dictionary" text:style-name="Internet_20_link" text:visited-style-name="Visited_20_Internet_20_Link"><text:span text:style-name="T14">Zweitsprache</text:span></text:a><text:span text:style-name="T10"> entstehen, Interferenzfehler.</text:span></text:p>
      <text:p text:style-name="P3"><text:span text:style-name="T10">Dass bereits gelernte Sprachen beim Lernen und in der Kommunikation in einer anderen Sprache, z.B. Deutsch, beteiligt sind und manchmal lernerleichternd, aber manchmal auch störend sein können, vermutet die </text:span><text:a xlink:type="simple" xlink:href="https://lernen.goethe.de/moodle/mod/glossary/showentry.php?eid=1861890&amp;displayformat=dictionary" text:style-name="Internet_20_link" text:visited-style-name="Visited_20_Internet_20_Link"><text:span text:style-name="T13">Kontrastivhypothese</text:span></text:a></text:p>
      <text:p text:style-name="P3"/>
      <text:h text:style-name="P2" text:outline-level="4"><text:a xlink:type="simple" xlink:href="https://lernen.goethe.de/moodle/mod/glossary/showentry.php?eid=1861890&amp;displayformat=dictionary" text:style-name="Internet_20_link" text:visited-style-name="Visited_20_Internet_20_Link"><text:span text:style-name="T4"><text:line-break/>KONTRASTIVHYPOTHESE</text:span></text:a></text:h>
      <text:p text:style-name="P3"><text:span text:style-name="T10">Die </text:span><text:a xlink:type="simple" xlink:href="https://lernen.goethe.de/moodle/mod/glossary/showentry.php?eid=1861890&amp;displayformat=dictionary" text:style-name="Internet_20_link" text:visited-style-name="Visited_20_Internet_20_Link"><text:span text:style-name="T6">Kontrastivhypothese</text:span></text:a><text:span text:style-name="T9"> </text:span><text:span text:style-name="T10">geht davon aus, dass eine neue Sprache schlechter gelernt wird bzw. schwieriger zu </text:span><text:a xlink:type="simple" xlink:href="https://lernen.goethe.de/moodle/mod/glossary/showentry.php?eid=1861812&amp;displayformat=dictionary" text:style-name="Internet_20_link" text:visited-style-name="Visited_20_Internet_20_Link"><text:span text:style-name="T14">lernen</text:span></text:a><text:span text:style-name="T10"> ist, wenn sie große strukturelle Unterschiede zur </text:span><text:a xlink:type="simple" xlink:href="https://lernen.goethe.de/moodle/mod/glossary/showentry.php?eid=1861833&amp;displayformat=dictionary" text:style-name="Internet_20_link" text:visited-style-name="Visited_20_Internet_20_Link"><text:span text:style-name="T14">Erstsprache</text:span></text:a><text:span text:style-name="T10"> aufweist. Je größer die Unterschiede zwischen </text:span><text:a xlink:type="simple" xlink:href="https://lernen.goethe.de/moodle/mod/glossary/showentry.php?eid=1861833&amp;displayformat=dictionary" text:style-name="Internet_20_link" text:visited-style-name="Visited_20_Internet_20_Link"><text:span text:style-name="T14">Erstsprache</text:span></text:a><text:span text:style-name="T10"> und zweiter Sprache sind, desto mehr Interferenzenergeben sich. Diese lassen sich aufgrund von kontrastiven Vergleichen beider Sprachen herausfiltern und erklären. Gegen die </text:span><text:a xlink:type="simple" xlink:href="https://lernen.goethe.de/moodle/mod/glossary/showentry.php?eid=1861890&amp;displayformat=dictionary" text:style-name="Internet_20_link" text:visited-style-name="Visited_20_Internet_20_Link"><text:span text:style-name="T14">Kontrastivhypothese</text:span></text:a><text:span text:style-name="T10"> ist einzuwenden, dass strukturelle Ähnlichkeiten zwischen Sprachen nicht automatisch zu erfolgreichem Lernen führen müssen. Außerdem kann man von einem konkreten Fehler nicht automatisch auf einen Rückgriff auf die </text:span><text:a xlink:type="simple" xlink:href="https://lernen.goethe.de/moodle/mod/glossary/showentry.php?eid=1861833&amp;displayformat=dictionary" text:style-name="Internet_20_link" text:visited-style-name="Visited_20_Internet_20_Link"><text:span text:style-name="T14">Erstsprache</text:span></text:a><text:span text:style-name="T10"> schließen.</text:span></text:p>
      <text:p text:style-name="P7"> </text:p>
      <text:p text:style-name="P3"><text:span text:style-name="T10">Aus der </text:span><text:a xlink:type="simple" xlink:href="https://lernen.goethe.de/moodle/mod/glossary/showentry.php?eid=1861890&amp;displayformat=dictionary" text:style-name="Internet_20_link" text:visited-style-name="Visited_20_Internet_20_Link"><text:span text:style-name="T14">Kontrastivhypothese</text:span></text:a><text:span text:style-name="T10"> folgt, dass es hilfreich ist, wenn Sie als Lehrkraft wissen, welche </text:span><text:a xlink:type="simple" xlink:href="https://lernen.goethe.de/moodle/mod/glossary/showentry.php?eid=1861833&amp;displayformat=dictionary" text:style-name="Internet_20_link" text:visited-style-name="Visited_20_Internet_20_Link"><text:span text:style-name="T14">Erstsprache</text:span></text:a><text:span text:style-name="T10">(n) und Fremdsprachen Ihre Lernenden erworben oder gelernt haben. Kontrastive Analysen, die die Unterschiede zwischen Erst- und </text:span><text:a xlink:type="simple" xlink:href="https://lernen.goethe.de/moodle/mod/glossary/showentry.php?eid=1861851&amp;displayformat=dictionary" text:style-name="Internet_20_link" text:visited-style-name="Visited_20_Internet_20_Link"><text:span text:style-name="T14">Zielsprache</text:span></text:a><text:span text:style-name="T10"> verdeutlichen, können dabei helfen, Lernenden ihre Fehler und </text:span><text:a xlink:type="simple" xlink:href="https://lernen.goethe.de/moodle/mod/glossary/showentry.php?eid=1861911&amp;displayformat=dictionary" text:style-name="Internet_20_link" text:visited-style-name="Visited_20_Internet_20_Link"><text:span text:style-name="T14">Kompetenzen</text:span></text:a><text:span text:style-name="T10"> bewusst zu machen.</text:span></text:p>
      <text:p text:style-name="P7"> </text:p>
      <text:p text:style-name="P3"><text:span text:style-name="T10">Die </text:span><text:a xlink:type="simple" xlink:href="https://lernen.goethe.de/moodle/mod/glossary/showentry.php?eid=1861890&amp;displayformat=dictionary" text:style-name="Internet_20_link" text:visited-style-name="Visited_20_Internet_20_Link"><text:span text:style-name="T14">Kontrastivhypothese</text:span></text:a><text:span text:style-name="T10"> kann also als Erklärung dafür dienen, ob bestimmte Fehler auf Unterschiede zwischen der Erst- und der </text:span><text:a xlink:type="simple" xlink:href="https://lernen.goethe.de/moodle/mod/glossary/showentry.php?eid=1861845&amp;displayformat=dictionary" text:style-name="Internet_20_link" text:visited-style-name="Visited_20_Internet_20_Link"><text:span text:style-name="T14">Fremdsprache</text:span></text:a><text:span text:style-name="T10"> der Lernenden zurückzuführen sind. Wir wissen inzwischen aber, dass die Hypothese und der Vergleich der Sprachen ausschließlich zur Fehlereinschätzung dienen, dass man damit jedoch keine Fehler vorhersagen kann.</text:span></text:p>
      <text:p text:style-name="P3"/>
      <text:p text:style-name="P9"/>
      <text:h text:style-name="P5" text:outline-level="4">DAS MENTALE LEXIKON</text:h>
      <text:p text:style-name="P3"><text:span text:style-name="T18">Das mentale Lexikon bezeichnet die Gesamtheit der gespeicherten Wörter sowie die lexikalischen Ordnungs- und Aufrufprinzipien des Gehirns. Dazu zählen z.B. Antonymie und Synonymie (Wörter mit gegensätzlicher oder ähnlicher Bedeutung). Aus den Forschungen zum mentalen Lexikon kann man für den Unterricht didaktische Hinweise ableiten. So kann man bei der Wortschatzarbeit Hinweise erhalten, wann und in welchem Kontext man ein bestimmtes Wort oder Wortfeld einführen sollte.</text:span><text:span text:style-name="T10"> </text:span></text:p>
      <text:p text:style-name="P9"><text:span text:style-name="T10">Wichtig für unsere Überlegungen zum Spracherwerb ist, dass Wörter im Gehirn vernetzt</text:span><text:span text:style-name="T17"> </text:span><text:span text:style-name="T10">abgespeichert sind (siehe </text:span><text:a xlink:type="simple" xlink:href="https://lernen.goethe.de/moodle/mod/glossary/showentry.php?eid=1861824&amp;displayformat=dictionary" text:style-name="Internet_20_link" text:visited-style-name="Visited_20_Internet_20_Link"><text:span text:style-name="T20">Konnektionismus</text:span></text:a><text:span text:style-name="T17"> </text:span><text:span text:style-name="T10">in Kapitel 2.2). Aus diesem Grund sollten Sie als Lehrkraft den Lernstoff am besten so anbieten, dass Lernende Bezüge zwischen einzelnen Phänomenen</text:span><text:span text:style-name="T17"> </text:span><text:span text:style-name="T10">herstellen können, z.B. indem Sie neuen Wortschatz nicht isoliert, sondern in Wortfeldern präsentieren.</text:span> </text:p>
      <text:p text:style-name="P9"/>
      <text:h text:style-name="P8" text:outline-level="4"><text:a xlink:type="simple" xlink:href="https://lernen.goethe.de/moodle/mod/glossary/showentry.php?eid=1861896&amp;displayformat=dictionary" text:style-name="Internet_20_link" text:visited-style-name="Visited_20_Internet_20_Link"><text:soft-page-break/><text:span text:style-name="T1">INPUTHYPOTHESE</text:span></text:a></text:h>
      <text:p text:style-name="P3"><text:span text:style-name="T10">Im Rahmen der </text:span><text:a xlink:type="simple" xlink:href="https://lernen.goethe.de/moodle/mod/glossary/showentry.php?eid=1861896&amp;displayformat=dictionary" text:style-name="Internet_20_link" text:visited-style-name="Visited_20_Internet_20_Link"><text:span text:style-name="T6">Inputhypothese</text:span></text:a><text:span text:style-name="T10"> wird davon ausgegangen, dass das Sprachenlernen von Erst- und </text:span><text:a xlink:type="simple" xlink:href="https://lernen.goethe.de/moodle/mod/glossary/showentry.php?eid=1861845&amp;displayformat=dictionary" text:style-name="Internet_20_link" text:visited-style-name="Visited_20_Internet_20_Link"><text:span text:style-name="T14">Fremdsprache</text:span></text:a><text:span text:style-name="T10"> ohne ausreichenden </text:span><text:a xlink:type="simple" xlink:href="https://lernen.goethe.de/moodle/mod/glossary/showentry.php?eid=1861899&amp;displayformat=dictionary" text:style-name="Internet_20_link" text:visited-style-name="Visited_20_Internet_20_Link"><text:span text:style-name="T6">Input</text:span></text:a><text:span text:style-name="T10"> nicht möglich ist. </text:span><text:a xlink:type="simple" xlink:href="https://lernen.goethe.de/moodle/mod/glossary/showentry.php?eid=1861899&amp;displayformat=dictionary" text:style-name="Internet_20_link" text:visited-style-name="Visited_20_Internet_20_Link"><text:span text:style-name="T14">Input</text:span></text:a><text:span text:style-name="T10"> ist in jeder Form von Kontakt mit Sprache möglich, weshalb auch Texte, die Lernende lesen, sowie Hör- oder Liedtexte, Videos, Fernsehsendungen und Internetseiten </text:span><text:a xlink:type="simple" xlink:href="https://lernen.goethe.de/moodle/mod/glossary/showentry.php?eid=1861899&amp;displayformat=dictionary" text:style-name="Internet_20_link" text:visited-style-name="Visited_20_Internet_20_Link"><text:span text:style-name="T14">Input</text:span></text:a><text:span text:style-name="T10"> sind. Der </text:span><text:a xlink:type="simple" xlink:href="https://lernen.goethe.de/moodle/mod/glossary/showentry.php?eid=1861899&amp;displayformat=dictionary" text:style-name="Internet_20_link" text:visited-style-name="Visited_20_Internet_20_Link"><text:span text:style-name="T14">Input</text:span></text:a><text:span text:style-name="T10"> muss sich nicht an die Lernenden richten, sondern es genügt, wenn sie ihn aufnehmen, z.B. wenn sie ein Gespräch verfolgen.</text:span></text:p>
      <text:p text:style-name="P9"><text:span text:style-name="T2"/></text:p>
      <text:p text:style-name="P9"/>
      <text:p text:style-name="P9"><text:a xlink:type="simple" xlink:href="https://lernen.goethe.de/moodle/mod/glossary/showentry.php?eid=1861899&amp;displayformat=dictionary" text:style-name="Internet_20_link" text:visited-style-name="Visited_20_Internet_20_Link"><text:span text:style-name="T20">Input</text:span></text:a><text:span text:style-name="T17"> </text:span><text:span text:style-name="T10">bezieht sich hier nur auf das, was die Lernenden an Sprachkontakt erreicht; </text:span><text:a xlink:type="simple" xlink:href="https://lernen.goethe.de/moodle/mod/glossary/showentry.php?eid=1861902&amp;displayformat=dictionary" text:style-name="Internet_20_link" text:visited-style-name="Visited_20_Internet_20_Link"><text:span text:style-name="T21">Intake</text:span></text:a><text:span text:style-name="T17"> </text:span><text:span text:style-name="T10">bezieht sich auf das, was sie davon wirklich</text:span><text:span text:style-name="T17"> </text:span><text:span text:style-name="T10">verarbeiten. Bei einer Lerngruppe dürfte während des Unterrichts der </text:span><text:a xlink:type="simple" xlink:href="https://lernen.goethe.de/moodle/mod/glossary/showentry.php?eid=1861899&amp;displayformat=dictionary" text:style-name="Internet_20_link" text:visited-style-name="Visited_20_Internet_20_Link"><text:span text:style-name="T21">Input</text:span></text:a><text:span text:style-name="T17"> </text:span><text:span text:style-name="T10">für alle derselbe sein, der </text:span><text:a xlink:type="simple" xlink:href="https://lernen.goethe.de/moodle/mod/glossary/showentry.php?eid=1861902&amp;displayformat=dictionary" text:style-name="Internet_20_link" text:visited-style-name="Visited_20_Internet_20_Link"><text:span text:style-name="T21">Intake</text:span></text:a><text:span text:style-name="T17"> </text:span><text:span text:style-name="T10">ist jedoch von Individuum zu Individuum unterschiedlich. Um </text:span><text:a xlink:type="simple" xlink:href="https://lernen.goethe.de/moodle/mod/glossary/showentry.php?eid=1861899&amp;displayformat=dictionary" text:style-name="Internet_20_link" text:visited-style-name="Visited_20_Internet_20_Link"><text:span text:style-name="T21">Input</text:span></text:a><text:span text:style-name="T17"> </text:span><text:span text:style-name="T10">zu </text:span><text:a xlink:type="simple" xlink:href="https://lernen.goethe.de/moodle/mod/glossary/showentry.php?eid=1861902&amp;displayformat=dictionary" text:style-name="Internet_20_link" text:visited-style-name="Visited_20_Internet_20_Link"><text:span text:style-name="T21">Intake</text:span></text:a><text:span text:style-name="T17"> </text:span><text:span text:style-name="T10">zu verarbeiten, ist es wichtig, diesen bewusst aufzunehmen und zu reflektieren. In unserem Beispiel hat Serhan die Verben zwar gehört, aber nicht verarbeitet. Deshalb konnte er sie nicht in seinen Wissensbestand aufnehmen und nicht richtig auf die Frage antworten. Damit </text:span><text:a xlink:type="simple" xlink:href="https://lernen.goethe.de/moodle/mod/glossary/showentry.php?eid=1861899&amp;displayformat=dictionary" text:style-name="Internet_20_link" text:visited-style-name="Visited_20_Internet_20_Link"><text:span text:style-name="T21">Input</text:span></text:a><text:span text:style-name="T17"> </text:span><text:span text:style-name="T10">zu </text:span><text:a xlink:type="simple" xlink:href="https://lernen.goethe.de/moodle/mod/glossary/showentry.php?eid=1861902&amp;displayformat=dictionary" text:style-name="Internet_20_link" text:visited-style-name="Visited_20_Internet_20_Link"><text:span text:style-name="T21">Intake</text:span></text:a><text:span text:style-name="T17"> </text:span><text:span text:style-name="T10">werden kann, muss er für die einzelnen Lernenden sowohl verständlich als auch kommunikativ bedeutsam sein.Wörter oder Laute, die man nicht verwendet, wird man schlechter im Gedächtnis behalten als solche, die man ständig hört und selbst produziert.</text:span> </text:p>
      <text:p text:style-name="P9"><text:span text:style-name="T10">Die </text:span><text:a xlink:type="simple" xlink:href="https://lernen.goethe.de/moodle/mod/glossary/showentry.php?eid=1861896&amp;displayformat=dictionary" text:style-name="Internet_20_link" text:visited-style-name="Visited_20_Internet_20_Link"><text:span text:style-name="T14">Inputhypothese</text:span></text:a><text:span text:style-name="T17"> </text:span><text:span text:style-name="T10">besagt, dass der sprachliche </text:span><text:a xlink:type="simple" xlink:href="https://lernen.goethe.de/moodle/mod/glossary/showentry.php?eid=1861899&amp;displayformat=dictionary" text:style-name="Internet_20_link" text:visited-style-name="Visited_20_Internet_20_Link"><text:span text:style-name="T21">Input</text:span></text:a><text:span text:style-name="T17"> </text:span><text:span text:style-name="T10">für die Lernenden zum </text:span><text:a xlink:type="simple" xlink:href="https://lernen.goethe.de/moodle/mod/glossary/showentry.php?eid=1861902&amp;displayformat=dictionary" text:style-name="Internet_20_link" text:visited-style-name="Visited_20_Internet_20_Link"><text:span text:style-name="T21">Intake</text:span></text:a><text:span text:style-name="T17"> </text:span><text:span text:style-name="T10">wer<text:tab/>den muss. Lernende können neue sprachliche Phänomene dann aktiv verwenden, wenn sie sie für sich mit Sinn füllen und sie bewusst verarbeiten. Drill-</text:span><text:a xlink:type="simple" xlink:href="https://lernen.goethe.de/moodle/mod/glossary/showentry.php?eid=1861998&amp;displayformat=dictionary" text:style-name="Internet_20_link" text:visited-style-name="Visited_20_Internet_20_Link"><text:span text:style-name="T21">Übungen</text:span></text:a><text:span text:style-name="T10">, die den Erwerb von Wortschatz und Strukturen durch schematisches Wiederholen trainieren, sind aus Sicht der </text:span><text:a xlink:type="simple" xlink:href="https://lernen.goethe.de/moodle/mod/glossary/showentry.php?eid=1861896&amp;displayformat=dictionary" text:style-name="Internet_20_link" text:visited-style-name="Visited_20_Internet_20_Link"><text:span text:style-name="T21">Inputhypothese</text:span></text:a><text:span text:style-name="T17"> </text:span><text:span text:style-name="T10">keine angemessene Übungsform.</text:span> </text:p>
      <text:p text:style-name="P9"/>
      <text:p text:style-name="P9"><text:span text:style-name="T10">Der </text:span><text:a xlink:type="simple" xlink:href="https://lernen.goethe.de/moodle/mod/glossary/showentry.php?eid=1861905&amp;displayformat=dictionary" text:style-name="Internet_20_link" text:visited-style-name="Visited_20_Internet_20_Link"><text:span text:style-name="T21">Output</text:span></text:a><text:span text:style-name="T17"> </text:span><text:span text:style-name="T10">zeigt, was jemand in einer Sprache tatsächlich produktiv anwenden kann. </text:span><text:a xlink:type="simple" xlink:href="https://lernen.goethe.de/moodle/mod/glossary/showentry.php?eid=1861905&amp;displayformat=dictionary" text:style-name="Internet_20_link" text:visited-style-name="Visited_20_Internet_20_Link"><text:span text:style-name="T21">Output</text:span></text:a><text:span text:style-name="T17"> </text:span><text:span text:style-name="T10">stellt damit das Ergebnis des Lernprozesses dar. Er kann vom Lernenden analysiert und reflektiert werden und als Ausgangspunkt für weiteres Lernen dienen.</text:span> </text:p>
      <text:p text:style-name="P9"/>
      <text:h text:style-name="P8" text:outline-level="4"><text:a xlink:type="simple" xlink:href="https://lernen.goethe.de/moodle/mod/glossary/showentry.php?eid=1861914&amp;displayformat=dictionary" text:style-name="Internet_20_link" text:visited-style-name="Visited_20_Internet_20_Link"><text:span text:style-name="T1">INTERAKTIONSHYPOTHESE</text:span></text:a></text:h>
      <text:p text:style-name="P3"><text:span text:style-name="T10">Auf diesen Überlegungen zu </text:span><text:a xlink:type="simple" xlink:href="https://lernen.goethe.de/moodle/mod/glossary/showentry.php?eid=1861899&amp;displayformat=dictionary" text:style-name="Internet_20_link" text:visited-style-name="Visited_20_Internet_20_Link"><text:span text:style-name="T14">Input</text:span></text:a><text:span text:style-name="T10"> und </text:span><text:a xlink:type="simple" xlink:href="https://lernen.goethe.de/moodle/mod/glossary/showentry.php?eid=1861905&amp;displayformat=dictionary" text:style-name="Internet_20_link" text:visited-style-name="Visited_20_Internet_20_Link"><text:span text:style-name="T14">Output</text:span></text:a><text:span text:style-name="T10"> baut die </text:span><text:a xlink:type="simple" xlink:href="https://lernen.goethe.de/moodle/mod/glossary/showentry.php?eid=1861914&amp;displayformat=dictionary" text:style-name="Internet_20_link" text:visited-style-name="Visited_20_Internet_20_Link"><text:span text:style-name="T6">Interaktionshypothese</text:span></text:a><text:span text:style-name="T10"> auf. Sie besagt, dass der Unterricht – verstanden als Interaktion zwischen Lehrenden und Lernenden oder der Lernenden untereinander –</text:span></text:p>
      <text:p text:style-name="P9"/>
      <text:p text:style-name="P10"><text:span text:style-name="T10">Unterrichtssequenzen, in denen </text:span><text:a xlink:type="simple" xlink:href="https://lernen.goethe.de/moodle/mod/glossary/showentry.php?eid=1861899&amp;displayformat=dictionary" text:style-name="Internet_20_link" text:visited-style-name="Visited_20_Internet_20_Link"><text:span text:style-name="T14">Input</text:span></text:a><text:span text:style-name="T10"> noch einmal aufgegriffen und wiederholt wird, sollten verstärkt werden. Besonders dann, wenn Lehrende oder Lernende nachfragen, Äußerungen erneut produzieren oder sich selbst korrigieren und ergänzen, wird die Verarbeitung von </text:span><text:a xlink:type="simple" xlink:href="https://lernen.goethe.de/moodle/mod/glossary/showentry.php?eid=1861899&amp;displayformat=dictionary" text:style-name="Internet_20_link" text:visited-style-name="Visited_20_Internet_20_Link"><text:span text:style-name="T14">Input</text:span></text:a><text:span text:style-name="T10"> zu </text:span><text:a xlink:type="simple" xlink:href="https://lernen.goethe.de/moodle/mod/glossary/showentry.php?eid=1861902&amp;displayformat=dictionary" text:style-name="Internet_20_link" text:visited-style-name="Visited_20_Internet_20_Link"><text:span text:style-name="T14">Intake</text:span></text:a><text:span text:style-name="T10"> verbessert.</text:span></text:p>
      <text:p text:style-name="P7"> </text:p>
      <text:p text:style-name="P3"><text:span text:style-name="T10">Unterrichtssequenzen, bei denen </text:span><text:a xlink:type="simple" xlink:href="https://lernen.goethe.de/moodle/mod/glossary/showentry.php?eid=1861899&amp;displayformat=dictionary" text:style-name="Internet_20_link" text:visited-style-name="Visited_20_Internet_20_Link"><text:span text:style-name="T14">Input</text:span></text:a><text:span text:style-name="T10"> noch einmal verstärkt wird, sind z.B.:</text:span></text:p>
      <text:list text:style-name="L2">
        <text:list-item>
          <text:p text:style-name="P21">Rückfragen, bei denen Lernende um Erklärungen bitten,</text:p>
        </text:list-item>
        <text:list-item>
          <text:p text:style-name="P25"><text:span text:style-name="T10">Bestätigungen, dass man verstanden hat, und eine Wiederaufnahme des Gesagten; dabei wird der </text:span><text:a xlink:type="simple" xlink:href="https://lernen.goethe.de/moodle/mod/glossary/showentry.php?eid=1861899&amp;displayformat=dictionary" text:style-name="Internet_20_link" text:visited-style-name="Visited_20_Internet_20_Link"><text:span text:style-name="T14">Input</text:span></text:a><text:span text:style-name="T10"> noch einmal formuliert,</text:span></text:p>
        </text:list-item>
        <text:list-item>
          <text:p text:style-name="P21">Rückfragen von der Lehrkraft, ob eine grammatische Regel verstanden wurde; dabei wird sie noch einmal wiederholt (Habt ihr gemerkt, dass …?),</text:p>
        </text:list-item>
        <text:list-item>
          <text:p text:style-name="P21">Aufforderungen von der Lehrkraft oder den Mitlernenden, das Gesagte noch einmal zu wiederholen, zu korrigieren oder zu paraphrasieren,</text:p>
        </text:list-item>
        <text:list-item>
          <text:p text:style-name="P21">Wiederholungen, Korrekturen oder Paraphrasierungen von Äußerungen durch die Lernenden selbst (Ich wollte sagen, dass …).</text:p>
        </text:list-item>
      </text:list>
      <text:p text:style-name="P9"/>
      <text:h text:style-name="P17" text:outline-level="4"><text:span text:style-name="T3">MEHRSPRACHIGKEITSMODELLE</text:span></text:h>
      <text:p text:style-name="P9"><text:span text:style-name="T18">Mehrsprachigkeitsmodelle beschreiben das Lernen mehrerer Sprachen und die Interaktion der verschiedenen Sprachen einer Person bei der Sprachverarbeitung. Sie versuchen, Spracherwerbsmodelle, die nur von einer </text:span><text:a xlink:type="simple" xlink:href="https://lernen.goethe.de/moodle/mod/glossary/showentry.php?eid=1861833&amp;displayformat=dictionary" text:style-name="Internet_20_link" text:visited-style-name="Visited_20_Internet_20_Link"><text:span text:style-name="T22">Erstsprache</text:span></text:a><text:span text:style-name="T19"> </text:span><text:span text:style-name="T18">und einer </text:span><text:a xlink:type="simple" xlink:href="https://lernen.goethe.de/moodle/mod/glossary/showentry.php?eid=1861851&amp;displayformat=dictionary" text:style-name="Internet_20_link" text:visited-style-name="Visited_20_Internet_20_Link"><text:span text:style-name="T22">Zielsprache</text:span></text:a><text:span text:style-name="T19"> </text:span><text:span text:style-name="T18">ausgehen, zu erweitern, zu präzisieren bzw. darüber hinauszugehen. Dabei berücksichtigen sie, dass einzelne Lernende durchaus mit mehr als einer </text:span><text:a xlink:type="simple" xlink:href="https://lernen.goethe.de/moodle/mod/glossary/showentry.php?eid=1861833&amp;displayformat=dictionary" text:style-name="Internet_20_link" text:visited-style-name="Visited_20_Internet_20_Link"><text:span text:style-name="T22">Erstsprache</text:span></text:a><text:span text:style-name="T19"> </text:span><text:span text:style-name="T18">aufwachsen. Auch dass sich durch das Lernen mehrerer Fremdsprachen die Fremdsprachenlernhaltung ändert, wird in diesen Modellen aufgegriffen.</text:span> </text:p>
      <text:p text:style-name="P9"/>
      <text:h text:style-name="P5" text:outline-level="4">DEN SPRACHGEBRAUCH FÖRDERN</text:h>
      <text:p text:style-name="P22">Als Lehrkraft können Sie versuchen, dem Sprachverlust entgegenzuwirken, indem Sie den Lernenden zeigen, wie sie über den Unterricht hinaus Möglichkeiten wahrnehmen können, die Sprache zu gebrauchen. Zum Beispiel können Brieffreundschaften mit Deutschsprachigen organisiert oder es kann das Tandemlernen gefördert werden. Vielleicht haben Sie aber auch die Gelegenheit, einen Austausch nach Deutschland zu organisieren, der Ihre Lernenden dazu anregt, die sprachlichen Fähigkeiten zu erhalten und auszubauen. Am Beispiel von Adie sehen wir, dass er Deutsch vergleichsweise <text:soft-page-break/>spät gelernt hat, aber sehr daran interessiert ist, diese Sprache zu erhalten und auszubauen. Deshalb studiert er ein Jahr in Deutschland.</text:p>
      <text:p text:style-name="P9"/>
      <text:p text:style-name="P9"/>
      <text:p text:style-name="P9"/>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9T10:36:00.837000000</meta:creation-date>
    <dc:date>2023-06-10T12:04:42.964000000</dc:date>
    <meta:editing-duration>PT14H2M40S</meta:editing-duration>
    <meta:editing-cycles>12</meta:editing-cycles>
    <meta:generator>LibreOffice/7.5.3.2$Windows_X86_64 LibreOffice_project/9f56dff12ba03b9acd7730a5a481eea045e468f3</meta:generator>
    <meta:document-statistic meta:table-count="0" meta:image-count="0" meta:object-count="0" meta:page-count="4" meta:paragraph-count="54" meta:word-count="1644" meta:character-count="12407" meta:non-whitespace-character-count="10806"/>
  </office:meta>
</office:document-meta>
</file>